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1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281cm" svg:y1="13.486cm" svg:x2="13.307cm" svg:y2="11.662cm">
          <text:p/>
        </draw:line>
        <draw:frame draw:style-name="gr3" draw:layer="layout" svg:width="0.853cm" svg:height="0.988cm" svg:x="22.438cm" svg:y="7.663cm">
          <draw:text-box>
            <text:p>3</text:p>
          </draw:text-box>
        </draw:frame>
        <draw:frame draw:style-name="gr3" draw:layer="layout" svg:width="0.853cm" svg:height="0.988cm" svg:x="19.438cm" svg:y="7.663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6:36.617959724</dc:date>
    <dc:creator>elucterio </dc:creator>
    <meta:editing-duration>PT4M53S</meta:editing-duration>
    <meta:editing-cycles>4</meta:editing-cycles>
    <meta:generator>LibreOffice/4.2.8.2$Linux_X86_64 LibreOffice_project/42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